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0.563cm" table:align="margins"/>
    </style:style>
    <style:style style:name="Table1.A" style:family="table-column">
      <style:table-column-properties style:column-width="6.528cm" style:rel-column-width="13999*"/>
    </style:style>
    <style:style style:name="Table1.B" style:family="table-column">
      <style:table-column-properties style:column-width="4.165cm" style:rel-column-width="8929*"/>
    </style:style>
    <style:style style:name="Table1.C" style:family="table-column">
      <style:table-column-properties style:column-width="6.429cm" style:rel-column-width="13788*"/>
    </style:style>
    <style:style style:name="Table1.D" style:family="table-column">
      <style:table-column-properties style:column-width="5.099cm" style:rel-column-width="10934*"/>
    </style:style>
    <style:style style:name="Table1.E" style:family="table-column">
      <style:table-column-properties style:column-width="4.115cm" style:rel-column-width="8824*"/>
    </style:style>
    <style:style style:name="Table1.F" style:family="table-column">
      <style:table-column-properties style:column-width="4.226cm" style:rel-column-width="906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8pt" officeooo:rsid="001343d4" officeooo:paragraph-rsid="001343d4" style:font-size-asian="8pt" style:font-size-complex="8pt"/>
    </style:style>
    <style:style style:name="P2" style:family="paragraph" style:parent-style-name="Table_20_Contents">
      <style:text-properties fo:font-size="8pt" officeooo:rsid="0008c202" officeooo:paragraph-rsid="0008c202" style:font-size-asian="8pt" style:font-size-complex="8pt"/>
    </style:style>
    <style:style style:name="P3" style:family="paragraph" style:parent-style-name="Table_20_Contents">
      <style:text-properties fo:font-size="8pt" officeooo:rsid="0008c202" officeooo:paragraph-rsid="0008c481" style:font-size-asian="8pt" style:font-size-complex="8pt"/>
    </style:style>
    <style:style style:name="P4" style:family="paragraph" style:parent-style-name="Table_20_Contents">
      <style:text-properties fo:font-size="8pt" officeooo:rsid="0008c202" officeooo:paragraph-rsid="0009ca49" style:font-size-asian="8pt" style:font-size-complex="8pt"/>
    </style:style>
    <style:style style:name="P5" style:family="paragraph" style:parent-style-name="Table_20_Contents">
      <style:text-properties fo:font-size="8pt" officeooo:rsid="0008c481" officeooo:paragraph-rsid="0008c481" style:font-size-asian="8pt" style:font-size-complex="8pt"/>
    </style:style>
    <style:style style:name="P6" style:family="paragraph" style:parent-style-name="Table_20_Contents">
      <style:text-properties fo:font-size="8pt" officeooo:rsid="0008c481" officeooo:paragraph-rsid="000bc04d" style:font-size-asian="8pt" style:font-size-complex="8pt"/>
    </style:style>
    <style:style style:name="P7" style:family="paragraph" style:parent-style-name="Table_20_Contents">
      <style:text-properties fo:font-size="8pt" officeooo:rsid="000d5cb3" officeooo:paragraph-rsid="000d5cb3" style:font-size-asian="8pt" style:font-size-complex="8pt"/>
    </style:style>
    <style:style style:name="P8" style:family="paragraph" style:parent-style-name="Table_20_Contents">
      <style:text-properties fo:font-size="8pt" officeooo:rsid="000d5cb3" officeooo:paragraph-rsid="00385f41" style:font-size-asian="8pt" style:font-size-complex="8pt"/>
    </style:style>
    <style:style style:name="P9" style:family="paragraph" style:parent-style-name="Table_20_Contents">
      <style:text-properties fo:font-size="8pt" officeooo:rsid="000d9216" officeooo:paragraph-rsid="00385f41" style:font-size-asian="8pt" style:font-size-complex="8pt"/>
    </style:style>
    <style:style style:name="P10" style:family="paragraph" style:parent-style-name="Table_20_Contents">
      <style:text-properties fo:font-size="8pt" officeooo:rsid="0009ca49" officeooo:paragraph-rsid="0009ca49" style:font-size-asian="8pt" style:font-size-complex="8pt"/>
    </style:style>
    <style:style style:name="P11" style:family="paragraph" style:parent-style-name="Table_20_Contents">
      <style:text-properties fo:font-size="8pt" officeooo:rsid="000bc04d" officeooo:paragraph-rsid="000bc04d" style:font-size-asian="8pt" style:font-size-complex="8pt"/>
    </style:style>
    <style:style style:name="P12" style:family="paragraph" style:parent-style-name="Table_20_Contents">
      <style:text-properties fo:font-size="8pt" officeooo:rsid="000bc04d" officeooo:paragraph-rsid="001ab1f0" style:font-size-asian="8pt" style:font-size-complex="8pt"/>
    </style:style>
    <style:style style:name="P13" style:family="paragraph" style:parent-style-name="Table_20_Contents">
      <style:text-properties fo:font-size="8pt" officeooo:rsid="00100c54" officeooo:paragraph-rsid="00100c54" style:font-size-asian="8pt" style:font-size-complex="8pt"/>
    </style:style>
    <style:style style:name="P14" style:family="paragraph" style:parent-style-name="Table_20_Contents">
      <style:text-properties fo:font-size="8pt" officeooo:rsid="00100c54" officeooo:paragraph-rsid="0010d74a" style:font-size-asian="8pt" style:font-size-complex="8pt"/>
    </style:style>
    <style:style style:name="P15" style:family="paragraph" style:parent-style-name="Table_20_Contents">
      <style:text-properties fo:font-size="8pt" officeooo:rsid="0010d74a" officeooo:paragraph-rsid="0010d74a" style:font-size-asian="8pt" style:font-size-complex="8pt"/>
    </style:style>
    <style:style style:name="P16" style:family="paragraph" style:parent-style-name="Table_20_Contents">
      <style:text-properties fo:font-size="8pt" officeooo:rsid="0010d74a" officeooo:paragraph-rsid="0026a997" style:font-size-asian="8pt" style:font-size-complex="8pt"/>
    </style:style>
    <style:style style:name="P17" style:family="paragraph" style:parent-style-name="Table_20_Contents">
      <style:text-properties fo:font-size="8pt" officeooo:rsid="00128de0" officeooo:paragraph-rsid="00128de0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fo:font-size="8pt" officeooo:rsid="00128de0" officeooo:paragraph-rsid="00128de0" style:font-size-asian="8pt" style:font-size-complex="8pt"/>
    </style:style>
    <style:style style:name="P19" style:family="paragraph" style:parent-style-name="Table_20_Contents">
      <style:paragraph-properties fo:text-align="end" style:justify-single-word="false"/>
      <style:text-properties fo:font-size="8pt" officeooo:rsid="001343d4" officeooo:paragraph-rsid="001343d4" style:font-size-asian="8pt" style:font-size-complex="8pt"/>
    </style:style>
    <style:style style:name="P20" style:family="paragraph" style:parent-style-name="Table_20_Contents">
      <style:text-properties fo:font-size="8pt" officeooo:rsid="001343d4" officeooo:paragraph-rsid="001343d4" style:font-size-asian="8pt" style:font-size-complex="8pt"/>
    </style:style>
    <style:style style:name="P21" style:family="paragraph" style:parent-style-name="Table_20_Contents">
      <style:text-properties fo:font-size="8pt" officeooo:rsid="001343d4" officeooo:paragraph-rsid="00149e24" style:font-size-asian="8pt" style:font-size-complex="8pt"/>
    </style:style>
    <style:style style:name="P22" style:family="paragraph" style:parent-style-name="Table_20_Contents">
      <style:text-properties fo:font-size="8pt" officeooo:rsid="001343d4" officeooo:paragraph-rsid="0026a997" style:font-size-asian="8pt" style:font-size-complex="8pt"/>
    </style:style>
    <style:style style:name="P23" style:family="paragraph" style:parent-style-name="Table_20_Contents">
      <style:text-properties fo:font-size="8pt" officeooo:rsid="00149e24" officeooo:paragraph-rsid="001ab1f0" style:font-size-asian="8pt" style:font-size-complex="8pt"/>
    </style:style>
    <style:style style:name="P24" style:family="paragraph" style:parent-style-name="Table_20_Contents">
      <style:text-properties fo:font-size="8pt" officeooo:rsid="00149e24" officeooo:paragraph-rsid="001c0d08" style:font-size-asian="8pt" style:font-size-complex="8pt"/>
    </style:style>
    <style:style style:name="P25" style:family="paragraph" style:parent-style-name="Table_20_Contents">
      <style:text-properties fo:font-size="8pt" officeooo:rsid="00149e24" officeooo:paragraph-rsid="0026a997" style:font-size-asian="8pt" style:font-size-complex="8pt"/>
    </style:style>
    <style:style style:name="P26" style:family="paragraph" style:parent-style-name="Table_20_Contents">
      <style:text-properties fo:font-size="8pt" officeooo:rsid="00149e24" officeooo:paragraph-rsid="000d5cb3" style:font-size-asian="8pt" style:font-size-complex="8pt"/>
    </style:style>
    <style:style style:name="P27" style:family="paragraph" style:parent-style-name="Table_20_Contents">
      <style:text-properties fo:font-size="8pt" officeooo:rsid="00149e24" officeooo:paragraph-rsid="00385f41" style:font-size-asian="8pt" style:font-size-complex="8pt"/>
    </style:style>
    <style:style style:name="P28" style:family="paragraph" style:parent-style-name="Table_20_Contents">
      <style:text-properties fo:font-size="8pt" officeooo:rsid="0015c2f4" officeooo:paragraph-rsid="0015c2f4" style:font-size-asian="8pt" style:font-size-complex="8pt"/>
    </style:style>
    <style:style style:name="P29" style:family="paragraph" style:parent-style-name="Table_20_Contents">
      <style:text-properties fo:font-size="8pt" officeooo:rsid="0016f08c" officeooo:paragraph-rsid="0026a997" style:font-size-asian="8pt" style:font-size-complex="8pt"/>
    </style:style>
    <style:style style:name="P30" style:family="paragraph" style:parent-style-name="Table_20_Contents">
      <style:text-properties fo:font-size="8pt" officeooo:rsid="0016f08c" officeooo:paragraph-rsid="00385f41" style:font-size-asian="8pt" style:font-size-complex="8pt"/>
    </style:style>
    <style:style style:name="P31" style:family="paragraph" style:parent-style-name="Table_20_Contents">
      <style:text-properties fo:font-size="8pt" officeooo:rsid="0018f2b6" officeooo:paragraph-rsid="0018f2b6" style:font-size-asian="8pt" style:font-size-complex="8pt"/>
    </style:style>
    <style:style style:name="P32" style:family="paragraph" style:parent-style-name="Table_20_Contents">
      <style:text-properties fo:font-size="8pt" officeooo:rsid="001ab1f0" officeooo:paragraph-rsid="001ab1f0" style:font-size-asian="8pt" style:font-size-complex="8pt"/>
    </style:style>
    <style:style style:name="P33" style:family="paragraph" style:parent-style-name="Table_20_Contents">
      <style:text-properties fo:font-size="8pt" officeooo:rsid="001ab1f0" officeooo:paragraph-rsid="001c0d08" style:font-size-asian="8pt" style:font-size-complex="8pt"/>
    </style:style>
    <style:style style:name="P34" style:family="paragraph" style:parent-style-name="Table_20_Contents">
      <style:text-properties fo:font-size="8pt" officeooo:rsid="001c0d08" officeooo:paragraph-rsid="001c0d08" style:font-size-asian="8pt" style:font-size-complex="8pt"/>
    </style:style>
    <style:style style:name="P35" style:family="paragraph" style:parent-style-name="Table_20_Contents">
      <style:text-properties fo:font-size="8pt" officeooo:rsid="001d62e7" officeooo:paragraph-rsid="001d62e7" style:font-size-asian="8pt" style:font-size-complex="8pt"/>
    </style:style>
    <style:style style:name="P36" style:family="paragraph" style:parent-style-name="Table_20_Contents">
      <style:text-properties fo:font-size="8pt" officeooo:rsid="0017c1ee" officeooo:paragraph-rsid="001e28c5" style:font-size-asian="8pt" style:font-size-complex="8pt"/>
    </style:style>
    <style:style style:name="P37" style:family="paragraph" style:parent-style-name="Table_20_Contents">
      <style:text-properties fo:font-size="8pt" officeooo:rsid="001e28c5" officeooo:paragraph-rsid="001e28c5" style:font-size-asian="8pt" style:font-size-complex="8pt"/>
    </style:style>
    <style:style style:name="P38" style:family="paragraph" style:parent-style-name="Table_20_Contents">
      <style:text-properties fo:font-size="8pt" officeooo:rsid="001e28c5" officeooo:paragraph-rsid="00201315" style:font-size-asian="8pt" style:font-size-complex="8pt"/>
    </style:style>
    <style:style style:name="P39" style:family="paragraph" style:parent-style-name="Table_20_Contents">
      <style:text-properties fo:font-size="8pt" officeooo:rsid="001f75f8" officeooo:paragraph-rsid="00201315" style:font-size-asian="8pt" style:font-size-complex="8pt"/>
    </style:style>
    <style:style style:name="P40" style:family="paragraph" style:parent-style-name="Table_20_Contents">
      <style:text-properties fo:font-size="8pt" officeooo:rsid="00201315" officeooo:paragraph-rsid="00201315" style:font-size-asian="8pt" style:font-size-complex="8pt"/>
    </style:style>
    <style:style style:name="P41" style:family="paragraph" style:parent-style-name="Table_20_Contents">
      <style:text-properties fo:font-size="8pt" officeooo:rsid="0025b6e7" officeooo:paragraph-rsid="0025b6e7" style:font-size-asian="8pt" style:font-size-complex="8pt"/>
    </style:style>
    <style:style style:name="P42" style:family="paragraph" style:parent-style-name="Table_20_Contents">
      <style:text-properties fo:font-size="8pt" officeooo:rsid="0025b6e7" officeooo:paragraph-rsid="00385f41" style:font-size-asian="8pt" style:font-size-complex="8pt"/>
    </style:style>
    <style:style style:name="P43" style:family="paragraph" style:parent-style-name="Table_20_Contents">
      <style:text-properties fo:font-size="8pt" officeooo:rsid="0026a997" officeooo:paragraph-rsid="0026a997" style:font-size-asian="8pt" style:font-size-complex="8pt"/>
    </style:style>
    <style:style style:name="P44" style:family="paragraph" style:parent-style-name="Table_20_Contents">
      <style:text-properties fo:font-size="8pt" officeooo:rsid="0026a997" officeooo:paragraph-rsid="00290a2e" style:font-size-asian="8pt" style:font-size-complex="8pt"/>
    </style:style>
    <style:style style:name="P45" style:family="paragraph" style:parent-style-name="Table_20_Contents">
      <style:text-properties fo:font-size="8pt" officeooo:rsid="00290a2e" officeooo:paragraph-rsid="00290a2e" style:font-size-asian="8pt" style:font-size-complex="8pt"/>
    </style:style>
    <style:style style:name="P46" style:family="paragraph" style:parent-style-name="Table_20_Contents">
      <style:text-properties fo:font-size="8pt" officeooo:rsid="002ae1d9" officeooo:paragraph-rsid="002ae1d9" style:font-size-asian="8pt" style:font-size-complex="8pt"/>
    </style:style>
    <style:style style:name="P47" style:family="paragraph" style:parent-style-name="Table_20_Contents">
      <style:text-properties fo:font-size="8pt" officeooo:rsid="002cc032" officeooo:paragraph-rsid="002cc032" style:font-size-asian="8pt" style:font-size-complex="8pt"/>
    </style:style>
    <style:style style:name="P48" style:family="paragraph" style:parent-style-name="Table_20_Contents">
      <style:paragraph-properties fo:text-align="end" style:justify-single-word="false"/>
      <style:text-properties fo:font-size="8pt" officeooo:rsid="002cc032" officeooo:paragraph-rsid="002cc032" style:font-size-asian="8pt" style:font-size-complex="8pt"/>
    </style:style>
    <style:style style:name="P49" style:family="paragraph" style:parent-style-name="Table_20_Contents">
      <style:text-properties fo:font-size="8pt" officeooo:rsid="00311503" officeooo:paragraph-rsid="00311503" style:font-size-asian="8pt" style:font-size-complex="8pt"/>
    </style:style>
    <style:style style:name="P50" style:family="paragraph" style:parent-style-name="Table_20_Contents">
      <style:paragraph-properties fo:text-align="end" style:justify-single-word="false"/>
      <style:text-properties fo:font-size="8pt" officeooo:rsid="00311503" officeooo:paragraph-rsid="00311503" style:font-size-asian="8pt" style:font-size-complex="8pt"/>
    </style:style>
    <style:style style:name="P51" style:family="paragraph" style:parent-style-name="Table_20_Contents">
      <style:paragraph-properties fo:text-align="end" style:justify-single-word="false"/>
      <style:text-properties fo:font-size="8pt" officeooo:rsid="003187fd" officeooo:paragraph-rsid="003187fd" style:font-size-asian="8pt" style:font-size-complex="8pt"/>
    </style:style>
    <style:style style:name="P52" style:family="paragraph" style:parent-style-name="Table_20_Contents">
      <style:text-properties fo:font-size="8pt" officeooo:rsid="00324411" officeooo:paragraph-rsid="00324411" style:font-size-asian="8pt" style:font-size-complex="8pt"/>
    </style:style>
    <style:style style:name="P53" style:family="paragraph" style:parent-style-name="Table_20_Contents">
      <style:text-properties fo:font-size="8pt" officeooo:rsid="00352d20" officeooo:paragraph-rsid="00352d20" style:font-size-asian="8pt" style:font-size-complex="8pt"/>
    </style:style>
    <style:style style:name="P54" style:family="paragraph" style:parent-style-name="Table_20_Contents">
      <style:text-properties fo:font-size="8pt" officeooo:rsid="0036b1a2" officeooo:paragraph-rsid="0036b1a2" style:font-size-asian="8pt" style:font-size-complex="8pt"/>
    </style:style>
    <style:style style:name="P55" style:family="paragraph" style:parent-style-name="Table_20_Contents">
      <style:text-properties fo:font-size="8pt" officeooo:rsid="00381283" officeooo:paragraph-rsid="00381283" style:font-size-asian="8pt" style:font-size-complex="8pt"/>
    </style:style>
    <style:style style:name="P56" style:family="paragraph" style:parent-style-name="Table_20_Contents">
      <style:text-properties fo:font-size="8pt" officeooo:rsid="00385f41" officeooo:paragraph-rsid="00385f41" style:font-size-asian="8pt" style:font-size-complex="8pt"/>
    </style:style>
    <style:style style:name="P57" style:family="paragraph" style:parent-style-name="Table_20_Contents">
      <style:text-properties fo:font-size="8pt" officeooo:rsid="00391cd6" officeooo:paragraph-rsid="00391cd6" style:font-size-asian="8pt" style:font-size-complex="8pt"/>
    </style:style>
    <style:style style:name="P58" style:family="paragraph" style:parent-style-name="Table_20_Heading">
      <style:paragraph-properties>
        <style:tab-stops>
          <style:tab-stop style:position="0.603cm"/>
        </style:tab-stops>
      </style:paragraph-properties>
      <style:text-properties fo:font-size="8pt" officeooo:rsid="0008c202" officeooo:paragraph-rsid="0008c202" style:font-size-asian="8pt" style:font-size-complex="8pt"/>
    </style:style>
    <style:style style:name="P59" style:family="paragraph" style:parent-style-name="Table_20_Heading">
      <style:text-properties fo:font-size="8pt" officeooo:rsid="0008c202" officeooo:paragraph-rsid="0008c202" style:font-size-asian="8pt" style:font-size-complex="8pt"/>
    </style:style>
    <style:style style:name="P60" style:family="paragraph" style:parent-style-name="Table_20_Contents">
      <style:text-properties fo:font-size="8pt" officeooo:rsid="0026a997" officeooo:paragraph-rsid="0026a997" style:font-size-asian="8pt" style:font-size-complex="8pt"/>
    </style:style>
    <style:style style:name="P61" style:family="paragraph" style:parent-style-name="Table_20_Contents">
      <style:text-properties fo:font-size="8pt" officeooo:rsid="003a5997" officeooo:paragraph-rsid="003a5997" style:font-size-asian="8pt" style:font-size-complex="8pt"/>
    </style:style>
    <style:style style:name="T1" style:family="text">
      <style:text-properties officeooo:rsid="0008c481"/>
    </style:style>
    <style:style style:name="T2" style:family="text">
      <style:text-properties officeooo:rsid="000bc04d"/>
    </style:style>
    <style:style style:name="T3" style:family="text">
      <style:text-properties officeooo:rsid="00128de0"/>
    </style:style>
    <style:style style:name="T4" style:family="text">
      <style:text-properties officeooo:rsid="001343d4"/>
    </style:style>
    <style:style style:name="T5" style:family="text">
      <style:text-properties officeooo:rsid="00149e24"/>
    </style:style>
    <style:style style:name="T6" style:family="text">
      <style:text-properties officeooo:rsid="0016f08c"/>
    </style:style>
    <style:style style:name="T7" style:family="text">
      <style:text-properties officeooo:rsid="0017c1ee"/>
    </style:style>
    <style:style style:name="T8" style:family="text">
      <style:text-properties officeooo:rsid="001945d4"/>
    </style:style>
    <style:style style:name="T9" style:family="text">
      <style:text-properties officeooo:rsid="001ab1f0"/>
    </style:style>
    <style:style style:name="T10" style:family="text">
      <style:text-properties officeooo:rsid="001c0d08"/>
    </style:style>
    <style:style style:name="T11" style:family="text">
      <style:text-properties officeooo:rsid="001e28c5"/>
    </style:style>
    <style:style style:name="T12" style:family="text">
      <style:text-properties officeooo:rsid="00201315"/>
    </style:style>
    <style:style style:name="T13" style:family="text">
      <style:text-properties officeooo:rsid="0023ee06"/>
    </style:style>
    <style:style style:name="T14" style:family="text">
      <style:text-properties officeooo:rsid="0025b6e7"/>
    </style:style>
    <style:style style:name="T15" style:family="text">
      <style:text-properties officeooo:rsid="00290a2e"/>
    </style:style>
    <style:style style:name="T16" style:family="text">
      <style:text-properties officeooo:rsid="002ae1d9"/>
    </style:style>
    <style:style style:name="T17" style:family="text">
      <style:text-properties officeooo:rsid="002b0dcd"/>
    </style:style>
    <style:style style:name="T18" style:family="text">
      <style:text-properties officeooo:rsid="002d4e1d"/>
    </style:style>
    <style:style style:name="T19" style:family="text">
      <style:text-properties officeooo:rsid="002e6d70"/>
    </style:style>
    <style:style style:name="T20" style:family="text">
      <style:text-properties officeooo:rsid="002ef249"/>
    </style:style>
    <style:style style:name="T21" style:family="text">
      <style:text-properties officeooo:rsid="00311503"/>
    </style:style>
    <style:style style:name="T22" style:family="text">
      <style:text-properties officeooo:rsid="003155c1"/>
    </style:style>
    <style:style style:name="T23" style:family="text">
      <style:text-properties officeooo:rsid="003187fd"/>
    </style:style>
    <style:style style:name="T24" style:family="text">
      <style:text-properties officeooo:rsid="0033d2e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table:number-columns-spanned="2" office:value-type="string">
              <text:p text:style-name="P58">Intro</text:p>
            </table:table-cell>
            <table:covered-table-cell/>
            <table:table-cell table:style-name="Table1.A1" office:value-type="string">
              <text:p text:style-name="P59">Browser</text:p>
            </table:table-cell>
            <table:table-cell table:style-name="Table1.A1" office:value-type="string">
              <text:p text:style-name="P59">Node</text:p>
            </table:table-cell>
            <table:table-cell table:style-name="Table1.E1" table:number-columns-spanned="2" office:value-type="string">
              <text:p text:style-name="P59">Java</text:p>
            </table:table-cell>
            <table:covered-table-cell/>
          </table:table-row>
        </table:table-header-rows>
        <table:table-row>
          <table:table-cell table:style-name="Table1.A2" table:number-rows-spanned="2" table:number-columns-spanned="2" office:value-type="string">
            <text:p text:style-name="P47">I’m Mike</text:p>
            <text:p text:style-name="P47">Broad audience</text:p>
            <text:p text:style-name="P47">Why you should care about Javascript?</text:p>
            <text:p text:style-name="P47">Would you be here is ObjectiveC or Prolog?</text:p>
            <text:p text:style-name="P47">You do, else not here, a bandwagon? <text:s/>Is it justfied?</text:p>
            <text:p text:style-name="P47"><text:span text:style-name="T19">Certainly</text:span> the title of this talk is not a ringing endorsement</text:p>
            <text:p text:style-name="P47">Hopefully tools to gauge whether it is</text:p>
            <text:p text:style-name="P48">3 mins</text:p>
            <text:p text:style-name="P2"/>
            <text:p text:style-name="P2">Black Swan - Nassim Nicholas Taleb</text:p>
            <text:p text:style-name="P3">LiveScript ‘9<text:span text:style-name="T1">5</text:span></text:p>
            <text:p text:style-name="P5">Written by Brendan Eich in 10 days to compliment Java</text:p>
            <text:p text:style-name="P4">FU Money</text:p>
            <text:p text:style-name="P4">EclipseCon 200<text:span text:style-name="T18">8</text:span> – <text:span text:style-name="T18">Dave Thomas</text:span></text:p>
            <text:p text:style-name="P4">Two Languages = C &amp; JS</text:p>
            <text:p text:style-name="P18"><text:span text:style-name="T20">5</text:span> mins</text:p>
          </table:table-cell>
          <table:covered-table-cell/>
          <table:table-cell table:style-name="Table1.A2" office:value-type="string">
            <text:p text:style-name="P56">history of technologies</text:p>
            <text:p text:style-name="P56">all plugins</text:p>
            <text:p text:style-name="P56">what was left – built into browser</text:p>
            <text:p text:style-name="P56">‘web platform’</text:p>
            <text:p text:style-name="P56">vistory?</text:p>
            <text:p text:style-name="P56">pyrrhic victory?</text:p>
            <text:p text:style-name="P56">2 elephants</text:p>
            <text:p text:style-name="P56">how they relate to web platform and, separately, js</text:p>
            <text:p text:style-name="P56"/>
            <text:p text:style-name="P56"/>
            <text:p text:style-name="P7"/>
            <text:p text:style-name="P7"/>
            <text:p text:style-name="P26"/>
          </table:table-cell>
          <table:table-cell table:style-name="Table1.A2" table:number-rows-spanned="3" office:value-type="string">
            <text:p text:style-name="P35">Last week talked about JS on he browser. <text:s/>In fact for much of its life JS only in browser so one of methods form before </text:p>
            <text:p text:style-name="P15"/>
            <text:p text:style-name="P35">Then this happened:</text:p>
            <text:p text:style-name="P35">Bow down t uber-geek</text:p>
            <text:p text:style-name="P28">Then Ryan Da<text:span text:style-name="T7">h</text:span>l (video?) 2009</text:p>
            <text:p text:style-name="P28"><text:a xlink:type="simple" xlink:href="https://www.youtube.com/watch?v=ztspvPYybIY" text:style-name="Internet_20_link" text:visited-style-name="Visited_20_Internet_20_Link">https://www.youtube.com/watch?v=ztspvPYybIY</text:a></text:p>
            <text:p text:style-name="P28"/>
            <text:p text:style-name="P35">A C+ project – straddle divide between application and system engineering</text:p>
            <text:p text:style-name="P35"/>
            <text:p text:style-name="P37">V8 / libuv slide again</text:p>
            <text:p text:style-name="P15"/>
            <text:p text:style-name="P37"/>
            <text:p text:style-name="P15"/>
            <text:p text:style-name="P14"/>
          </table:table-cell>
          <table:table-cell table:style-name="Table1.A2" table:number-rows-spanned="3" office:value-type="string">
            <text:p text:style-name="P13">JS</text:p>
            <text:p text:style-name="P13">Prototype inheritance </text:p>
            <text:p text:style-name="P13">OLOO (Kyle Simpson)</text:p>
            <text:p text:style-name="P13">offers fantastic flexibility – pseudo classical /</text:p>
            <text:p text:style-name="P13"><text:s/></text:p>
            <text:p text:style-name="P13">Closure – dynamic scope (functional vs lexical)</text:p>
            <text:p text:style-name="P13">Think of a stack</text:p>
            <text:p text:style-name="P13"/>
          </table:table-cell>
          <table:table-cell table:style-name="Table1.F2" table:number-rows-spanned="3" office:value-type="string">
            <text:p text:style-name="P13">Java</text:p>
            <text:p text:style-name="P13">class inheritace</text:p>
            <text:p text:style-name="P13"/>
            <text:p text:style-name="P13"/>
            <text:p text:style-name="P13"/>
            <text:p text:style-name="P13"/>
            <text:p text:style-name="P13">static, global </text:p>
            <text:p text:style-name="P13">however public is global necessitating workarounds such as OSGi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56">java applet</text:p>
            <text:p text:style-name="P56">activeX</text:p>
            <text:p text:style-name="P56">shockwave</text:p>
            <text:p text:style-name="P56">flash</text:p>
            <text:p text:style-name="P57">quicktime</text:p>
            <text:p text:style-name="P57">Silverlight</text:p>
            <text:p text:style-name="P57"/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10">I largely agree</text:p>
            <text:p text:style-name="P10">First some caveats:</text:p>
            <text:p text:style-name="P10">- <text:span text:style-name="T2">dont believe me!</text:span></text:p>
            <text:p text:style-name="P10">- as in EclipseCon, speaking to provoke – opinionated, provocation</text:p>
            <text:p text:style-name="P10">- read the t-shirt!</text:p>
            <text:p text:style-name="P10">- can be wrong</text:p>
            <text:p text:style-name="P10">- might choose to misled but never to misinform</text:p>
            <text:p text:style-name="P10">- I don’t hate Java – clarify through comparison</text:p>
            <text:p text:style-name="P18">3 mins</text:p>
          </table:table-cell>
          <table:covered-table-cell/>
          <table:table-cell table:style-name="Table1.A2" office:value-type="string">
            <text:p text:style-name="P8">History of Web</text:p>
            <text:p text:style-name="P8">TBL – files</text:p>
            <text:p text:style-name="P8">PSP - generation</text:p>
            <text:p text:style-name="P8">JSP – separation</text:p>
            <text:p text:style-name="P9">JS / Ajax - consolidation</text:p>
            <text:p text:style-name="P8"/>
            <text:p text:style-name="P9">Why flash / java applets / shockwave etc. failed</text:p>
            <text:p text:style-name="P9">- <text:span text:style-name="T5">plugins to browser – sandboxed, explicit permissions</text:span></text:p>
            <text:p text:style-name="P9">- <text:span text:style-name="T5">browsers cheeky – already have these permissions</text:span></text:p>
            <text:p text:style-name="P9"/>
            <text:p text:style-name="P30">XmlHttpRequest </text:p>
            <text:p text:style-name="P30"><text:a xlink:type="simple" xlink:href="https://developer.mozilla.org/en-US/docs/Web/API/XMLHttpRequest" text:style-name="Internet_20_link" text:visited-style-name="Visited_20_Internet_20_Link">https://developer.mozilla.org/en-US/docs/Web/API/XMLHttpRequest</text:a> </text:p>
            <text:p text:style-name="P42">earliest iteration in IE!</text:p>
            <text:p text:style-name="P42">But standradised by aound 2004 allowing:</text:p>
            <text:p text:style-name="P27">2005 Jesse <text:span text:style-name="T6">James Garret coined tem AJAX</text:span>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">System</text:p>
            <text:p text:style-name="P2">Computer Science</text:p>
            <text:p text:style-name="P2">Digital Capability</text:p>
            <text:p text:style-name="P17">Cost profile</text:p>
            <text:p text:style-name="P2">Write for machine</text:p>
            <text:p text:style-name="P2">Slow, painstaking</text:p>
            <text:p text:style-name="P2">Optimisation: <text:span text:style-name="T1">bytes</text:span></text:p>
            <text:p text:style-name="P17">Timescales: deecades</text:p>
            <text:p text:style-name="P5">Undisputed: C(++)</text:p>
            <text:p text:style-name="P5"/>
            <text:p text:style-name="P31">eg. haProxy , <text:span text:style-name="T8">Apache Lucene XXX</text:span></text:p>
          </table:table-cell>
          <table:table-cell table:style-name="Table1.A2" office:value-type="string">
            <text:p text:style-name="P3">Applications</text:p>
            <text:p text:style-name="P3">Computer Engineering</text:p>
            <text:p text:style-name="P3"><text:span text:style-name="T3">Business </text:span>Value</text:p>
            <text:p text:style-name="P17">Cost profile</text:p>
            <text:p text:style-name="P3">Write for people</text:p>
            <text:p text:style-name="P3">Fast, replaceable</text:p>
            <text:p text:style-name="P5">Optimisation: IO, algorithmic</text:p>
            <text:p text:style-name="P17">Timescales: years</text:p>
            <text:p text:style-name="P17"/>
            <text:p text:style-name="P31">eg. something shiny</text:p>
            <text:p text:style-name="P18"><text:span text:style-name="T21">15</text:span> mins</text:p>
          </table:table-cell>
          <table:table-cell table:style-name="Table1.A2" office:value-type="string">
            <text:p text:style-name="P34">web plattform </text:p>
            <text:p text:style-name="P34">trilogy of JS / CSS and HTML (access HTTP)</text:p>
            <text:p text:style-name="P34"/>
            <text:p text:style-name="P34">Look at code</text:p>
            <text:p text:style-name="P32"/>
            <text:p text:style-name="P32"/>
            <text:p text:style-name="P32"><text:span text:style-name="T10">so </text:span>how is js used</text:p>
            <text:p text:style-name="P33">* <text:span text:style-name="T10">eg’s. inline / embedded / script link</text:span></text:p>
            <text:p text:style-name="P34">* jsbin </text:p>
            <text:p text:style-name="P34"/>
            <text:p text:style-name="P45">Jquery (hero?) - pre: grown up</text:p>
          </table:table-cell>
          <table:table-cell table:style-name="Table1.A2" office:value-type="string">
            <text:p text:style-name="P37">node01 &gt; node04</text:p>
            <text:p text:style-name="P37">js &gt; node &gt; os</text:p>
            <text:p text:style-name="P37"/>
            <text:p text:style-name="P37">Introduce callback mechanism</text:p>
            <text:p text:style-name="P37">when fn finishes then callback</text:p>
            <text:p text:style-name="P36"/>
            <text:p text:style-name="P36">‘event driven architecture’</text:p>
            <text:p text:style-name="P37">not unique but excellent for use case of IO bound procss which any network server such as a web server is</text:p>
            <text:p text:style-name="P37"/>
            <text:p text:style-name="P40">NB: constraints – single threaded -reasonable but not always appropriate</text:p>
            <text:p text:style-name="P37"/>
            <text:p text:style-name="P37">note: not unique</text:p>
            <text:p text:style-name="P36"><text:span text:style-name="T11">java equivalent vert.x</text:span> </text:p>
          </table:table-cell>
          <table:table-cell table:style-name="Table1.F2" table:number-columns-spanned="2" office:value-type="string">
            <text:p text:style-name="P13">Pseudo Classical False Friends</text:p>
            <text:p text:style-name="P13">extends Class typeof </text:p>
          </table:table-cell>
          <table:covered-table-cell/>
        </table:table-row>
        <table:table-row>
          <table:table-cell table:style-name="Table1.A2" table:number-rows-spanned="2" table:number-columns-spanned="2" office:value-type="string">
            <text:p text:style-name="P11">Application language – reasonableness</text:p>
            <text:p text:style-name="P6">Disputed: Java / JS / Python / Ruby</text:p>
            <text:p text:style-name="P13">JS Pros:</text:p>
            <text:p text:style-name="P13">single threaded</text:p>
            <text:p text:style-name="P13">run to completion</text:p>
            <text:p text:style-name="P13">no exposing <text:span text:style-name="T4">OS primitives - </text:span>memory management / process </text:p>
            <text:p text:style-name="P13">variety of styles – imperative, functional, ‘classical class driven’ - </text:p>
            <text:p text:style-name="P13"/>
            <text:p text:style-name="P17">Leads to reasonableness</text:p>
            <text:p text:style-name="P50">3 mins</text:p>
            <text:p text:style-name="P17"/>
            <text:p text:style-name="P49">But language syntax alone not sufficient. <text:s/><text:span text:style-name="T22">Does it fall down anywhere else?</text:span></text:p>
            <text:p text:style-name="P17"/>
            <text:p text:style-name="P20">Bugginess?</text:p>
            <text:p text:style-name="P20">Types vs functional</text:p>
            <text:p text:style-name="P51">2 mins</text:p>
            <text:p text:style-name="P20"/>
            <text:p text:style-name="P20">Performance</text:p>
            <text:p text:style-name="P20">Almost irr<text:span text:style-name="T23">e</text:span>levent in enterprise context if in same ballpark</text:p>
            <text:p text:style-name="P20">Cloud context dev/debug costs hugely outweigh runtime costs</text:p>
            <text:p text:style-name="P19">5 mins</text:p>
          </table:table-cell>
          <table:covered-table-cell/>
          <table:table-cell table:style-name="Table1.A2" table:number-rows-spanned="2" office:value-type="string">
            <text:p text:style-name="P43">Major challenges:</text:p>
            <text:p text:style-name="P45">(- browsr diversity)</text:p>
            <text:p text:style-name="P43">- performance</text:p>
            <text:p text:style-name="P43">- security</text:p>
            <text:p text:style-name="P43">- device diversity</text:p>
            <text:p text:style-name="P21"/>
            <text:p text:style-name="P21">Performance: <text:span text:style-name="T14">major challenge</text:span></text:p>
            <text:p text:style-name="P41">Moving not mobile means reversing peformance gains of a decade</text:p>
            <text:p text:style-name="P21">– here cannot parrallize (well CSS)</text:p>
            <text:p text:style-name="P21">- <text:span text:style-name="T14">event loop as UI</text:span></text:p>
            <text:p text:style-name="P20">- <text:span text:style-name="T5">perceived – here is where ‘web plafom’ comes in – combine http(2)/css/javascipt</text:span></text:p>
            <text:p text:style-name="P20">- <text:span text:style-name="T5">video of performance increase</text:span></text:p>
          </table:table-cell>
          <table:table-cell table:style-name="Table1.A2" office:value-type="string">
            <text:p text:style-name="P40">video on callbacks and event loop</text:p>
            <text:p text:style-name="P40"/>
          </table:table-cell>
          <table:table-cell table:style-name="Table1.F2" table:number-rows-spanned="3" table:number-columns-spanned="2" office:value-type="string">
            <text:p text:style-name="P46">Simplicity:</text:p>
            <text:p text:style-name="P46">0.1 + 0.2 !== 0.3 actually a good thing</text:p>
            <text:p text:style-name="P46"/>
            <text:p text:style-name="P46">Two scope hierachies</text:p>
            <text:p text:style-name="P46">- inheritance</text:p>
            <text:p text:style-name="P46">- functional/closure (execution context linked to ‘XXX external context)</text:p>
            <text:p text:style-name="P46">- <text:span text:style-name="T17">callstack plus tables (article)</text:span></text:p>
            <text:p text:style-name="P46"/>
            <text:p text:style-name="P54">Packages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P38">So back to node04</text:p>
            <text:p text:style-name="P40">then alternative forms</text:p>
          </table:table-cell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13">One other argument: o<text:span text:style-name="T1">nly one runs on every browser</text:span></text:p>
            <text:p text:style-name="P11">Browser – why web matters</text:p>
            <text:p text:style-name="P11">every browser app is JS</text:p>
            <text:p text:style-name="P11">web platform – html 5</text:p>
            <text:p text:style-name="P11"/>
          </table:table-cell>
          <table:covered-table-cell/>
          <table:table-cell table:style-name="Table1.A2" office:value-type="string">
            <text:p text:style-name="P1">Security - OWASP</text:p>
          </table:table-cell>
          <table:table-cell table:style-name="Table1.A2" office:value-type="string">
            <text:p text:style-name="P40">Back to node04</text:p>
            <text:p text:style-name="P40">Tooling in same language as software</text:p>
            <text:p text:style-name="P39">Tools – eat own dogfood</text:p>
            <text:p text:style-name="P39"/>
            <text:p text:style-name="P40">node tools to write node servers that serve javascript</text:p>
          </table:table-cell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11">Server – Node.js – staddles Systems &amp; Applications - <text:span text:style-name="T13">slide</text:span></text:p>
          </table:table-cell>
          <table:covered-table-cell/>
          <table:table-cell table:style-name="Table1.A2" office:value-type="string">
            <text:p text:style-name="P34">Responsive – CSS</text:p>
            <text:p text:style-name="P34"/>
            <text:p text:style-name="P34">flexbox / CSS alternative XXX</text:p>
            <text:p text:style-name="P34">flexbox game</text:p>
            <text:p text:style-name="P34"/>
            <text:p text:style-name="P45">Browswer diverity</text:p>
            <text:p text:style-name="P45">- <text:span text:style-name="T16">in the past - JQuery</text:span></text:p>
            <text:p text:style-name="P45">- largely conquered</text:p>
            <text:p text:style-name="P45">- browser builder and stage 4 approvals process XXX</text:p>
            <text:p text:style-name="P45">- still CSS funnies </text:p>
            <text:p text:style-name="P45">- <text:span text:style-name="T16">babel / polyfills – more in build process</text:span></text:p>
          </table:table-cell>
          <table:table-cell table:style-name="Table1.A2" office:value-type="string">
            <text:p text:style-name="P40">npm (/yarn)</text:p>
            <text:p text:style-name="P40">flaws</text:p>
            <text:p text:style-name="P40">- yes! <text:s/>too simple</text:p>
            <text:p text:style-name="P40">- mashup (XXX worst dependencies..?)</text:p>
            <text:p text:style-name="P40">- dumb governance</text:p>
            <text:p text:style-name="P40">- legendary pakage removal</text:p>
            <text:p text:style-name="P40">- ‘OS’ vs ‘enterprise’ mindset</text:p>
            <text:p text:style-name="P37"/>
          </table:table-cell>
          <table:table-cell table:style-name="Table1.F2" table:number-columns-spanned="2" office:value-type="string">
            <text:p text:style-name="P16">Build process – similar</text:p>
            <text:p text:style-name="P29">Now JS target of source-to-source compilers just as java bytecode</text:p>
            <text:p text:style-name="P55">JS known to be too complex</text:p>
            <text:p text:style-name="P16"/>
            <text:p text:style-name="P25">Enterprise – Java’s unfotnate turn to containers and declarative approaches</text:p>
            <text:p text:style-name="P25">I blame annotations – intorduce global complexity – bit like aspect oientated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43">Brendan Eich</text:p>
            <text:p text:style-name="P43">- when follwoed his brief, <text:s/>he introduced all the worst bits of Javascript</text:p>
            <text:p text:style-name="P43">- when he ignored his brief and followed his tech instints, he over-engineered his solution an produced one of th most adapable and flexible programming languags we have today.</text:p>
            <text:p text:style-name="P43"/>
            <text:p text:style-name="P22">Vs Java</text:p>
            <text:p text:style-name="P22">Most techy talk</text:p>
            <text:p text:style-name="P43">Compare to Java </text:p>
            <text:p text:style-name="P43"/>
            <text:p text:style-name="P45">Slide of the good bits</text:p>
            <text:p text:style-name="P43"/>
            <text:p text:style-name="P44">Amongst techies Javascript had a bad reputation</text:p>
            <text:p text:style-name="P44"/>
            <text:p text:style-name="P43"/>
            <text:p text:style-name="P61">Browser workshop</text:p>
            <text:p text:style-name="P61">- intro to technologies</text:p>
            <text:p text:style-name="P61">- not JS -focussed (i.e. not explaining language)</text:p>
            <text:p text:style-name="P61">- language portable (almost)</text:p>
            <text:p text:style-name="P61"/>
            <text:p text:style-name="P61">Leads into Node workshop</text:p>
            <text:p text:style-name="P61"/>
            <text:p text:style-name="P61"/>
            <text:p text:style-name="P43"/>
            <text:p text:style-name="P43"/>
            <text:p text:style-name="P43"/>
            <text:p text:style-name="P43"/>
            <text:p text:style-name="P43"/>
            <text:p text:style-name="P45">Heros?</text:p>
            <text:p text:style-name="P45">Brendan Eich</text:p>
            <text:p text:style-name="P45">Douglas Crockford</text:p>
            <text:p text:style-name="P45">Ryan Dahl</text:p>
          </table:table-cell>
          <table:covered-table-cell/>
          <table:table-cell table:style-name="Table1.A2" office:value-type="string">
            <text:p text:style-name="P32">elephant in the room – <text:span text:style-name="T15">actually 2</text:span></text:p>
            <text:p text:style-name="P32">least informed</text:p>
            <text:p text:style-name="P12">what about native phone apps?</text:p>
            <text:p text:style-name="P32">caveat </text:p>
            <text:p text:style-name="P32">back to client server</text:p>
            <text:p text:style-name="P32">- versioning</text:p>
            <text:p text:style-name="P32">- <text:span text:style-name="T12">permissions XXX (bad example)</text:span></text:p>
            <text:p text:style-name="P12"/>
            <text:p text:style-name="P12"/>
            <text:p text:style-name="P47">Slide with 6 devices? XXX</text:p>
            <text:p text:style-name="P52">* nest: javascript, ObjectiveC, java, python</text:p>
            <text:p text:style-name="P52">* alexa: node, c#, python, java</text:p>
            <text:p text:style-name="P52">* <text:span text:style-name="T24">panasonic: javascript (nb samsung .net!)</text:span></text:p>
            <text:p text:style-name="P52">* <text:span text:style-name="T24">fitbit - javascript</text:span></text:p>
            <text:p text:style-name="P47"/>
            <text:p text:style-name="P23">Steve Jobs</text:p>
            <text:p text:style-name="P23">- web platform could not compete with native</text:p>
            <text:p text:style-name="P23">- <text:span text:style-name="T9">offline</text:span></text:p>
            <text:p text:style-name="P23">- apple tax</text:p>
            <text:p text:style-name="P23"/>
            <text:p text:style-name="P32">common dev environments</text:p>
            <text:p text:style-name="P32">- re: that survey</text:p>
            <text:p text:style-name="P32">- react native</text:p>
            <text:p text:style-name="P32"/>
            <text:p text:style-name="P53">app fatigue</text:p>
            <text:p text:style-name="P53"/>
            <text:p text:style-name="P53">Apache Cordova / PhoneGap</text:p>
            <text:p text:style-name="P53">Xamarin – C#</text:p>
            <text:p text:style-name="P53">React Native</text:p>
            <text:p text:style-name="P32"/>
            <text:p text:style-name="P32">so in short term no change</text:p>
            <text:p text:style-name="P32">but longer term …</text:p>
            <text:p text:style-name="P32"/>
            <text:p text:style-name="P24">Html 5 / http 2</text:p>
            <text:p text:style-name="P24">What can browser do?</text:p>
            <text:p text:style-name="P24"/>
            <text:p text:style-name="P46">Use Mozilla!</text:p>
          </table:table-cell>
          <table:table-cell table:style-name="Table1.A2" office:value-type="string">
            <text:p text:style-name="P40">In Enterprise:</text:p>
            <text:p text:style-name="P40">- tooling snyk, blackduck etc</text:p>
            <text:p text:style-name="P40">- more in last workshop</text:p>
            <text:p text:style-name="P40">- frequent updates</text:p>
            <text:p text:style-name="P40">- provenance of code (Keith’s article)</text:p>
          </table:table-cell>
          <table:table-cell table:style-name="Table1.F2" table:number-columns-spanned="2" office:value-type="string">
            <text:p text:style-name="P45">Debugging</text:p>
            <text:p text:style-name="P45"/>
            <text:p text:style-name="P45">Linting</text:p>
            <text:p text:style-name="P45"/>
            <text:p text:style-name="P46">Transpiling</text:p>
            <text:p text:style-name="P46">- babel</text:p>
            <text:p text:style-name="P46">- polyfills (weakness inot strengh)</text:p>
            <text:p text:style-name="P46">(-ponyfills ..?)</text:p>
            <text:p text:style-name="P46">- post-css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072cm" fo:margin-bottom="2.011cm" fo:margin-left="0.988cm" fo:margin-right="1.21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7:37:55.640584383</meta:creation-date>
    <dc:date>2018-02-14T17:28:40.826902595</dc:date>
    <meta:editing-duration>P1DT21H19M17S</meta:editing-duration>
    <meta:editing-cycles>21</meta:editing-cycles>
    <meta:generator>LibreOffice/5.4.2.2$Linux_X86_64 LibreOffice_project/40m0$Build-2</meta:generator>
    <meta:document-statistic meta:table-count="1" meta:image-count="0" meta:object-count="0" meta:page-count="1" meta:paragraph-count="237" meta:word-count="1020" meta:character-count="6221" meta:non-whitespace-character-count="5387"/>
  </office:meta>
</office:document-meta>
</file>